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Arial" fo:language="de" fo:country="DE" fo:font-weight="normal" style:language-asian="zxx" style:country-asian="none" style:font-weight-asian="normal" style:language-complex="zxx" style:country-complex="none" style:font-weight-complex="normal"/>
    </style:style>
    <style:style style:name="P2" style:family="paragraph" style:parent-style-name="Standard">
      <style:text-properties fo:color="#000000" style:font-name="Arial" fo:language="de" fo:country="DE" fo:font-weight="bold" style:language-asian="zxx" style:country-asian="none" style:font-weight-asian="bold" style:language-complex="zxx" style:country-complex="none" style:font-weight-complex="bold"/>
    </style:style>
    <style:style style:name="P3" style:family="paragraph" style:parent-style-name="Standard">
      <style:text-properties fo:color="#000000" style:font-name="Arial" fo:language="de" fo:country="DE" fo:font-weight="normal" style:language-asian="zxx" style:country-asian="none" style:font-weight-asian="normal" style:language-complex="zxx" style:country-complex="none" style:font-weight-complex="normal"/>
    </style:style>
    <style:style style:name="P4" style:family="paragraph" style:parent-style-name="Standard" style:list-style-name="L1">
      <style:text-properties fo:color="#000000" style:font-name="Arial" fo:language="de" fo:country="DE" fo:font-weight="normal" style:language-asian="zxx" style:country-asian="none" style:font-weight-asian="normal" style:language-complex="zxx" style:country-complex="none" style:font-weight-complex="normal"/>
    </style:style>
    <style:style style:name="T1" style:family="text">
      <style:text-properties fo:font-variant="normal" fo:text-transform="none" fo:color="#000000" style:font-name="Arial1" fo:font-size="11.25pt" fo:letter-spacing="normal" fo:font-style="normal" style:text-underline-style="solid" style:text-underline-width="auto" style:text-underline-color="font-color" fo:font-weight="normal" fo:background-color="transparent"/>
    </style:style>
    <style:style style:name="T2" style:family="text">
      <style:text-properties fo:color="#000000" style:font-name="Arial" fo:language="de" fo:country="DE" fo:font-weight="normal" style:language-asian="zxx" style:country-asian="none" style:font-weight-asian="normal" style:language-complex="zxx" style:country-complex="none"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K – 04.10.2012</text:p>
      <text:p text:style-name="P2"/>
      <text:list xml:id="list40365200" text:style-name="L1">
        <text:list-header>
          <text:p text:style-name="P4">- zusammen wissenschaftliches seminar und projekt</text:p>
          <text:list>
            <text:list-item>
              <text:p text:style-name="P4">20 Seiten brutto</text:p>
            </text:list-item>
            <text:list-item>
              <text:p text:style-name="P4">„Masterarbeit“ üben</text:p>
            </text:list-item>
            <text:list-item>
              <text:p text:style-name="P4">Thema + Team nächste Woche: 8 – 12.10</text:p>
            </text:list-item>
            <text:list-item>
              <text:p text:style-name="P4">Masterarbeit</text:p>
            </text:list-item>
            <text:list-item>
              <text:p text:style-name="P4">kernthemen, selbstorganisieren, vortrag + doku</text:p>
            </text:list-item>
            <text:list-item>
              <text:p text:style-name="P4">Übersicht: Lucene / Solr, Elastic Search, Amazon AWS Search, Google BigQuery </text:p>
            </text:list-item>
            <text:list-item>
              <text:p text:style-name="P4">http://www.manning.com/roestenburg/</text:p>
            </text:list-item>
          </text:list>
        </text:list-header>
      </text:list>
      <text:p text:style-name="P1"/>
      <text:p text:style-name="P1"/>
      <text:p text:style-name="Standard"><text:span text:style-name="T2">Manuel und ich machen ein Projekt mit Google Fusion Tables und befinden uns mitten in der Einarbeitung und dem Aufsetzen der Struktur. Ziel ist es eine Art Datencockpot für Berliner Weihnachtsmärkte zu entwickeln, in dem je nach Bezirk verschiedene Weihnachtsmärkte gefiltert werden können. Darüber hinaus auch zusätzliche Eigenschaften wie „sind Fahrgeschäfte vorhanden“ oder „Glühweinpreise“. Unsere Projektplanung und die Meilensteine sind ebenfalls definiert. Nach der Einarbeitung folgt die Phase der Spezifikation mit und anschließend die Vorbereitung und beschaffen der benötigten Geo-Koordination für unser Projekt. <text:s/>Anschließend folgt die Umsetzungsphase wo die Google Fusion Tables mit Google Maps kombiniert und in ein HTML-Prototypen integriert werden. Um die Google Fusion Tables auch per Webinterface zu befüllen arbeiten wir zusätzlich mit dem </text:span><text:bookmark text:name="internal-source-marker_0.47195370658300817"/><text:span text:style-name="T1">Open Data Kit. Nach dem alles umgesetzt wurde folgt die abschließende Dokumentation und Vorbereitung für die Präsentation.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9H57M35S</meta:editing-duration>
    <meta:editing-cycles>209</meta:editing-cycles>
    <meta:generator>OpenOffice.org/3.2$Win32 OpenOffice.org_project/320m18$Build-9502</meta:generator>
    <dc:date>2012-11-15T23:19:16.45</dc:date>
    <meta:document-statistic meta:table-count="0" meta:image-count="0" meta:object-count="0" meta:page-count="1" meta:paragraph-count="10" meta:word-count="185" meta:character-count="1296"/>
    <meta:user-defined meta:name="Info 1"/>
    <meta:user-defined meta:name="Info 2"/>
    <meta:user-defined meta:name="Info 3"/>
    <meta:user-defined meta:name="Info 4"/>
  </office:meta>
</office:document-meta>
</file>